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roman" svg:panose-1="2 11 6 4 2 2 2 2 2 4"/>
    <style:font-face style:name="Helvetica Neue" svg:font-family="Helvetica Neue" style:font-family-generic="roman"/>
  </office:font-face-decls>
  <office:automatic-styles>
    <style:style style:name="P1" style:parent-style-name="Corps" style:master-page-name="MP0" style:family="paragraph">
      <style:paragraph-properties fo:break-before="page"/>
    </style:style>
    <style:style style:name="T2" style:parent-style-name="DefaultParagraphFont" style:family="text">
      <style:text-properties fo:language="it" fo:country="IT"/>
    </style:style>
    <style:style style:name="T3" style:parent-style-name="DefaultParagraphFont" style:family="text">
      <style:text-properties fo:language="nl" fo:country="NL"/>
    </style:style>
    <style:style style:name="T4" style:parent-style-name="DefaultParagraphFont" style:family="text">
      <style:text-properties fo:language="it" fo:country="IT"/>
    </style:style>
    <style:style style:name="T5" style:parent-style-name="DefaultParagraphFont" style:family="text">
      <style:text-properties fo:language="it" fo:country="IT"/>
    </style:style>
    <style:style style:name="T6" style:parent-style-name="DefaultParagraphFont" style:family="text">
      <style:text-properties fo:language="it" fo:country="IT"/>
    </style:style>
    <style:style style:name="T7" style:parent-style-name="DefaultParagraphFont" style:family="text">
      <style:text-properties fo:language="it" fo:country="IT"/>
    </style:style>
    <style:style style:name="T8" style:parent-style-name="DefaultParagraphFont" style:family="text">
      <style:text-properties fo:language="it" fo:country="IT"/>
    </style:style>
    <style:style style:name="T9" style:parent-style-name="DefaultParagraphFont" style:family="text">
      <style:text-properties fo:language="it" fo:country="IT"/>
    </style:style>
    <style:style style:name="T10" style:parent-style-name="DefaultParagraphFont" style:family="text">
      <style:text-properties fo:language="pt" fo:country="PT"/>
    </style:style>
    <style:style style:name="T11" style:parent-style-name="DefaultParagraphFont" style:family="text">
      <style:text-properties fo:language="nl" fo:country="NL"/>
    </style:style>
    <style:style style:name="T12" style:parent-style-name="DefaultParagraphFont" style:family="text">
      <style:text-properties fo:language="en" fo:country="US"/>
    </style:style>
    <style:style style:name="T13" style:parent-style-name="DefaultParagraphFont" style:family="text">
      <style:text-properties fo:language="ru" fo:country="RU"/>
    </style:style>
    <style:style style:name="T14" style:parent-style-name="DefaultParagraphFont" style:family="text">
      <style:text-properties fo:language="it" fo:country="IT"/>
    </style:style>
    <style:style style:name="T15" style:parent-style-name="DefaultParagraphFont" style:family="text">
      <style:text-properties fo:language="it" fo:country="IT"/>
    </style:style>
    <style:style style:name="T16" style:parent-style-name="DefaultParagraphFont" style:family="text">
      <style:text-properties fo:language="it" fo:country="IT"/>
    </style:style>
    <style:style style:name="T17" style:parent-style-name="DefaultParagraphFont" style:family="text">
      <style:text-properties fo:language="it" fo:country="IT"/>
    </style:style>
    <style:style style:name="T18" style:parent-style-name="DefaultParagraphFont" style:family="text">
      <style:text-properties fo:language="en" fo:country="US"/>
    </style:style>
    <style:style style:name="T19" style:parent-style-name="DefaultParagraphFont" style:family="text">
      <style:text-properties fo:language="en" fo:country="US"/>
    </style:style>
    <style:style style:name="T20" style:parent-style-name="DefaultParagraphFont" style:family="text">
      <style:text-properties fo:language="ru" fo:country="RU"/>
    </style:style>
    <style:style style:name="T21" style:parent-style-name="DefaultParagraphFont" style:family="text">
      <style:text-properties fo:language="pt" fo:country="PT"/>
    </style:style>
    <style:style style:name="T22" style:parent-style-name="DefaultParagraphFont" style:family="text">
      <style:text-properties fo:language="it" fo:country="IT"/>
    </style:style>
    <style:style style:name="T23" style:parent-style-name="DefaultParagraphFont" style:family="text">
      <style:text-properties fo:language="de" fo:country="DE"/>
    </style:style>
    <style:style style:name="T24" style:parent-style-name="DefaultParagraphFont" style:family="text">
      <style:text-properties fo:language="it" fo:country="IT"/>
    </style:style>
    <style:style style:name="T25" style:parent-style-name="DefaultParagraphFont" style:family="text">
      <style:text-properties fo:language="it" fo:country="IT"/>
    </style:style>
    <style:style style:name="T26" style:parent-style-name="DefaultParagraphFont" style:family="text">
      <style:text-properties fo:language="pt" fo:country="PT"/>
    </style:style>
    <style:style style:name="T27" style:parent-style-name="DefaultParagraphFont" style:family="text">
      <style:text-properties style:rfc-language-tag="es-ES_tradnl" fo:language="es"/>
    </style:style>
    <style:style style:name="T28" style:parent-style-name="DefaultParagraphFont" style:family="text">
      <style:text-properties fo:language="pt" fo:country="PT"/>
    </style:style>
    <style:style style:name="T29" style:parent-style-name="DefaultParagraphFont" style:family="text">
      <style:text-properties fo:language="it" fo:country="IT"/>
    </style:style>
    <style:style style:name="T30" style:parent-style-name="DefaultParagraphFont" style:family="text">
      <style:text-properties fo:language="it" fo:country="IT"/>
    </style:style>
    <style:style style:name="T31" style:parent-style-name="DefaultParagraphFont" style:family="text">
      <style:text-properties fo:language="it" fo:country="IT"/>
    </style:style>
    <style:style style:name="T32" style:parent-style-name="DefaultParagraphFont" style:family="text">
      <style:text-properties fo:language="it" fo:country="IT"/>
    </style:style>
    <style:style style:name="T33" style:parent-style-name="DefaultParagraphFont" style:family="text">
      <style:text-properties fo:language="en" fo:country="US"/>
    </style:style>
    <style:style style:name="T34" style:parent-style-name="DefaultParagraphFont" style:family="text">
      <style:text-properties fo:language="it" fo:country="IT"/>
    </style:style>
    <style:style style:name="T35" style:parent-style-name="DefaultParagraphFont" style:family="text">
      <style:text-properties fo:language="it" fo:country="IT"/>
    </style:style>
    <style:style style:name="T36" style:parent-style-name="DefaultParagraphFont" style:family="text">
      <style:text-properties fo:language="en" fo:country="US"/>
    </style:style>
    <style:style style:name="T37" style:parent-style-name="DefaultParagraphFont" style:family="text">
      <style:text-properties fo:language="en" fo:country="US"/>
    </style:style>
    <style:style style:name="T38" style:parent-style-name="DefaultParagraphFont" style:family="text">
      <style:text-properties fo:language="sv" fo:country="SE"/>
    </style:style>
    <style:style style:name="T39" style:parent-style-name="DefaultParagraphFont" style:family="text">
      <style:text-properties fo:language="pt" fo:country="PT"/>
    </style:style>
    <style:style style:name="T40" style:parent-style-name="DefaultParagraphFont" style:family="text">
      <style:text-properties fo:language="it" fo:country="IT"/>
    </style:style>
    <style:style style:name="T41" style:parent-style-name="DefaultParagraphFont" style:family="text">
      <style:text-properties fo:language="it" fo:country="IT"/>
    </style:style>
  </office:automatic-styles>
  <office:body>
    <office:text text:use-soft-page-breaks="true">
      <text:p text:style-name="P1">Nos données - Le projet Maxime Kovalewsky (MK)</text:p>
      <text:p text:style-name="Corps"/>
      <text:p text:style-name="Corps"/>
      <text:p text:style-name="Corps">1. Présentation du projet :<text:s/></text:p>
      <text:p text:style-name="Corps"/>
      <text:p text:style-name="Corps">Nous avons choisi de transcrire le deuxi<text:span text:style-name="T2">è</text:span>me chapitre de l’ouvrage de Maxime Kovalewsky : Coutume contemporaine et loi ancienne : droit coutumier ossé<text:span text:style-name="T3">tien,<text:s/></text:span>éclairé par<text:s/>l'histoire comparée. Paris, L. Larose, 1893.<text:s/></text:p>
      <text:p text:style-name="Corps"/>
      <text:p text:style-name="Corps">Il existait une premi<text:span text:style-name="T4">è</text:span>re transcription grâce à l'OCR de Gallica, d'un taux de reconnaissance de 89%. Il nous a semblé qu'il serait bénéfique de proposer une transcription plus fid<text:span text:style-name="T5">è</text:span>le au texte imprimé<text:s/><text:span text:style-name="T6">en 1893.<text:s/></text:span></text:p>
      <text:p text:style-name="Corps">Pour cela, et selon les consignes du devoir, nous avons créé un dépot distant dans lequel les résultats de notre démarche sont en acc<text:span text:style-name="T7">è</text:span>s libre.<text:s/></text:p>
      <text:p text:style-name="Corps">Nous avons de plus décrit les étapes de notre travail collaboratif dans le fichier Guide_de_contribution du dépôt, dans l'optique de pouvoir orienter de futurs collaborateurs.<text:s/></text:p>
      <text:p text:style-name="Corps"/>
      <text:p text:style-name="Corps"/>
      <text:p text:style-name="Corps">2. Mise en place d'un protocole :<text:s/></text:p>
      <text:p text:style-name="Corps"/>
      <text:p text:style-name="Corps">Nous avons privilégié le chapitre deux de l'ouvrage en particulier car sa relative bri<text:span text:style-name="T8">è</text:span>veté nous permettait de le traiter en entier : en effet, il contient quasiment 30 pages, allant de la page 68 à la page 95. Ce choix nous semblait judicieux dans la mesure o<text:span text:style-name="T9">ù<text:s/></text:span>il nous a permis de ré<text:span text:style-name="T10">partir<text:s/></text:span>équitablement les pages à transcrire entre les membres du projet. Ekaterina Yacovleiva a ainsi traité les pages 68 à<text:s/><text:span text:style-name="T11">77, Zo</text:span>é L’Eveque les pages 78 à 87 et Anahide Kasparian les pages 88 à 95.</text:p>
      <text:p text:style-name="Corps"/>
      <text:soft-page-break/>
      <text:p text:style-name="Corps">Nous avons ensuite télé<text:span text:style-name="T12">charg</text:span>é les images correspondantes à nos pages respectives depuis Galllica (à l'adresse : https://gallica.bnf.fr/ark:/12148/bpt6k1182498b/f1.item). Nous abordons la question du format des images un peu plus loin, au point "!difficulté<text:s/><text:span text:style-name="T13">:".<text:s/></text:span></text:p>
      <text:p text:style-name="Corps"/>
      <text:p text:style-name="Corps">Nous avons utilisé la plateforme eScriptorium (https://traces6.paris.inria.fr/) afin de bénéficier d'un mod<text:span text:style-name="T14">è</text:span>le d'OCR performant pour notre imprimé du 19<text:span text:style-name="T15">è</text:span>me si<text:span text:style-name="T16">è</text:span>cle : le mod<text:span text:style-name="T17">è</text:span><text:span text:style-name="T18">l</text:span><text:span text:style-name="T19">e "19th century prints - HTRcatalogs Artlas".<text:s/></text:span></text:p>
      <text:p text:style-name="Corps"/>
      <text:p text:style-name="Corps">Avant de lancer la transcription, nous avons dû corriger la segmentation de nos images proposée par la plateforme.<text:s/></text:p>
      <text:p text:style-name="Corps">En effet, sur chaque image (au moins parmi celles de Zoé et d'Anahide), il y avait des lignes orphelines et "sans lieu d'ê<text:span text:style-name="T20">tre".<text:s/></text:span></text:p>
      <text:p text:style-name="Corps">De plus, nous avons ré-arrangé l'ordre des lignes afin qu'elles décrivent le document de haut en bas, et de gauche à droite, selon le sens de la lecture exigé par l'ouvrage de Maxime Kovalewsky, écrit en franç<text:span text:style-name="T21">ais.<text:s/></text:span></text:p>
      <text:p text:style-name="Corps"><text:tab/></text:p>
      <text:p text:style-name="Corps"><text:tab/>!difficulté :</text:p>
      <text:p text:style-name="Corps">Pour Zoé et Anahide, une difficulté s'est posé lors de l'importation des images sur la plateforme eScriptorium. Nous avons documenté ce probl<text:span text:style-name="T22">è</text:span>me dans une issue du dépôt, intitulé<text:span text:style-name="T23">e "Probl</text:span><text:span text:style-name="T24">è</text:span>me de téléchargement et de transcription pour certaines<text:s/>pages du corpus". Nous résumons à nouveau ce probl<text:span text:style-name="T25">è</text:span>me ici car il a joué un rôle dans les résultats finals, et surtout dans l'harmonie des donné<text:span text:style-name="T26">es.<text:s/></text:span></text:p>
      <text:p text:style-name="Corps">Lors de l'importation des images dans le projet eScriptorium, plusieurs de nos images ont été coupées. Nous<text:s/>avons trouvé chacune une solution différente. Importer en jpeg par la dropbox, ou importer les pages une à une en format pdf. Au moment de l'exportation, nous avons alors obtenu des images au format soit jpeg, soit png. Par un léger manque de communication, nous ne nous en sommes rendues compte qu'en faisant les merge ensenble. Nous avons alors dé<text:span text:style-name="T27">cid</text:span>é de ne pas reprendre à zéro, et d'accepter ce défaut dans l'harmonie de nos donné<text:span text:style-name="T28">es.<text:s/></text:span></text:p>
      <text:p text:style-name="Corps"/>
      <text:p text:style-name="Corps">Apr<text:span text:style-name="T29">è</text:span>s avoir obtenu des fichiers de transcription satisfaisants, nous les<text:s/>avons mis sur des branches respectives du dépôt, puis nous avons chacune à notre tour effectué des pull requests afin de faire converger nos branches avec le main.<text:s/></text:p>
      <text:p text:style-name="Corps">À une occasion, nous avons résoulu un conflit à la main depuis le terminal, ce qui était<text:s/>tr<text:span text:style-name="T30">è</text:span>s gratifiant.<text:s/></text:p>
      <text:p text:style-name="Corps"/>
      <text:p text:style-name="Corps">Notre derni<text:span text:style-name="T31">è</text:span>re étape dans le dépôt a été l'ajout des documents annexes/explicatifs (Nos_donnees et Guide_de_contribution).<text:s/></text:p>
      <text:p text:style-name="Corps">Pour ce faire, nous avons également utilisé une autre technique, basée sur l'effacement complet du dépot local et<text:s/>le renouvellement d'un git clone. Cette technique est une solution trouvée suite à<text:s/><text:span text:style-name="T32">un problè</text:span>me rencontré par Zoé et Anahide, concernant des git push raté<text:span text:style-name="T33">s 'hung up unexpectedly' survenant de mani</text:span><text:span text:style-name="T34">ère al</text:span>éatoire, mais possiblement liés à des probl<text:span text:style-name="T35">è</text:span><text:span text:style-name="T36">mes de con</text:span><text:span text:style-name="T37">nexion wifi.<text:s/></text:span></text:p>
      <text:p text:style-name="Corps"/>
      <text:p text:style-name="Corps">Enfin, nous avons créé une organisation Git intitulée HN-2021-MK et y avons mis une copie du dépô<text:span text:style-name="T38">t finalis</text:span>é à l'aide d'un fork.<text:s/></text:p>
      <text:p text:style-name="Corps"/>
      <text:p text:style-name="Corps"/>
      <text:p text:style-name="Corps">3. Résultats :<text:s/></text:p>
      <text:p text:style-name="Corps"/>
      <text:p text:style-name="Corps">- transcription</text:p>
      <text:p text:style-name="Corps"/>
      <text:p text:style-name="Corps">Nous présentons notre transcription sous la forme de fichiers xml alto correspondant à une page chacun, accompagné<text:span text:style-name="T39">s des images. <text:s/></text:span></text:p>
      <text:p text:style-name="Corps">Notre transcription ne prend pas en compte les notes de bas de page. Nous avons choisi de normaliser les mots en italique en mise en page courante.<text:s/></text:p>
      <text:p text:style-name="Corps"/>
      <text:p text:style-name="Corps">Nous avons également choisi de ne pas mettre en plein les abréviations utilisées dans le texte. Cela a représenté pour nous un gain de temps, mais il nous a aussi semblé qu'il s'agissait d'une pratique courante.<text:s/></text:p>
      <text:p text:style-name="Corps"/>
      <text:p text:style-name="Corps">Enfin, dans notre transcription, certaines majuscules ne sont pas accentuées comme elles le sont dans le texte, car nous ne disposions pas des touches du clavier permettant de les écrire.<text:s/></text:p>
      <text:p text:style-name="Corps"/>
      <text:p text:style-name="Corps">- harmonie des données</text:p>
      <text:p text:style-name="Corps"/>
      <text:p text:style-name="Corps">Nous pensons avoir réussi à proposer une transcription facilement accessible grâce à la normalisation des noms des fichiers textes et images.<text:s/></text:p>
      <text:p text:style-name="Corps"/>
      <text:p text:style-name="Corps">L'harmonie de nos données a ses limites, comme évoquées plus haut (deux formats des images et majuscules accentuées non-constantes).<text:s/></text:p>
      <text:p text:style-name="Corps"/>
      <text:p text:style-name="Corps">Si le besoin émerge d'avoir un set de données plus harmonieux, nous espérons que le guide de contribution et le présent document permettront d'orienter une suite du projet.<text:s/></text:p>
      <text:p text:style-name="Corps"/>
      <text:p text:style-name="Corps"/>
      <text:p text:style-name="Corps">4. Un mot pour la fin :<text:s/></text:p>
      <text:p text:style-name="Corps"/>
      <text:p text:style-name="Corps">Notre projet ne propose pour l'instant pas de bibliographie. Les choix de transcription nous ont semblé évidents, et nous n'avons pas eu à<text:s/><text:span text:style-name="T40">entra</text:span>îner de mod<text:span text:style-name="T41">è</text:span>le d'OCR.<text:s/>Nous avons donc pas eu de choix difficiles nécessitant une réflexion poussée et un recours à la litérature secondair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roman" svg:panose-1="2 11 6 4 2 2 2 2 2 4"/>
    <style:font-face style:name="Helvetica Neue" svg:font-family="Helvetica Neue"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0in solid #FFFFFF" fo:padding="0.4305in" style:shadow="#000000 0in 0in"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Arial Unicode M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Hyperlink" style:display-name="Hyperlink" style:family="text">
      <style:text-properties style:text-underline-type="single" style:text-underline-style="solid" style:text-underline-width="auto" style:text-underline-mode="continuous"/>
    </style:style>
    <style:style style:name="Corps" style:display-name="Corps" style:family="paragraph">
      <style:text-properties style:font-name="Helvetica Neue" style:font-name-complex="Arial Unicode MS" fo:color="#000000" fo:font-size="11pt" style:font-size-asian="11pt" style:font-size-complex="11pt" fo:language="fr" fo:country="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000000" draw:opacity="100%" draw:stroke="none"/>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ord</dc:creator>
    <meta:creation-date>2022-01-26T23:44:00Z</meta:creation-date>
    <dc:date>2022-01-26T23:44:00Z</dc:date>
    <meta:template xlink:href="Normal" xlink:type="simple"/>
    <meta:editing-cycles>2</meta:editing-cycles>
    <meta:editing-duration>PT0S</meta:editing-duration>
    <meta:document-statistic meta:page-count="3" meta:paragraph-count="11" meta:word-count="856" meta:character-count="5729" meta:row-count="40" meta:non-whitespace-character-count="4884"/>
  </office:meta>
</office:document-meta>
</file>